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368" officeooo:paragraph-rsid="0003a368"/>
    </style:style>
    <style:style style:name="P2" style:family="paragraph" style:parent-style-name="Standard">
      <style:text-properties officeooo:rsid="0004319e" officeooo:paragraph-rsid="0003a368"/>
    </style:style>
    <style:style style:name="P3" style:family="paragraph" style:parent-style-name="Standard" style:list-style-name="L3">
      <style:text-properties officeooo:paragraph-rsid="0003a368"/>
    </style:style>
    <style:style style:name="P4" style:family="paragraph" style:parent-style-name="Standard" style:list-style-name="L2">
      <style:text-properties officeooo:rsid="0006d7bd" officeooo:paragraph-rsid="0006d7bd"/>
    </style:style>
    <style:style style:name="P5" style:family="paragraph" style:parent-style-name="Standard" style:list-style-name="L2">
      <style:text-properties officeooo:paragraph-rsid="0006d7bd"/>
    </style:style>
    <style:style style:name="P6" style:family="paragraph" style:parent-style-name="Standard" style:list-style-name="L2">
      <style:text-properties officeooo:rsid="0007831b" officeooo:paragraph-rsid="0007831b"/>
    </style:style>
    <style:style style:name="P7" style:family="paragraph" style:parent-style-name="Standard" style:list-style-name="L2">
      <style:text-properties officeooo:rsid="00088e86" officeooo:paragraph-rsid="00088e86"/>
    </style:style>
    <style:style style:name="P8" style:family="paragraph" style:parent-style-name="Standard" style:list-style-name="L2">
      <style:text-properties officeooo:rsid="0009c39f" officeooo:paragraph-rsid="0009c39f"/>
    </style:style>
    <style:style style:name="P9" style:family="paragraph" style:parent-style-name="Standard" style:list-style-name="L2">
      <style:text-properties officeooo:rsid="000b1a93" officeooo:paragraph-rsid="000b1a93"/>
    </style:style>
    <style:style style:name="P10" style:family="paragraph" style:parent-style-name="Standard" style:list-style-name="L2">
      <style:text-properties officeooo:rsid="000b43a9" officeooo:paragraph-rsid="000b43a9"/>
    </style:style>
    <style:style style:name="P11" style:family="paragraph" style:parent-style-name="Standard" style:list-style-name="L2">
      <style:text-properties officeooo:rsid="000c1653" officeooo:paragraph-rsid="000c1653"/>
    </style:style>
    <style:style style:name="P12" style:family="paragraph" style:parent-style-name="Standard" style:list-style-name="L2">
      <style:text-properties officeooo:rsid="000d73a6" officeooo:paragraph-rsid="000d73a6"/>
    </style:style>
    <style:style style:name="P13" style:family="paragraph" style:parent-style-name="Standard" style:list-style-name="L2">
      <style:text-properties officeooo:rsid="000dc774" officeooo:paragraph-rsid="000dc774"/>
    </style:style>
    <style:style style:name="P14" style:family="paragraph" style:parent-style-name="Standard" style:list-style-name="L2">
      <style:text-properties officeooo:rsid="000e5d80" officeooo:paragraph-rsid="000e5d80"/>
    </style:style>
    <style:style style:name="P15" style:family="paragraph" style:parent-style-name="Standard" style:list-style-name="L2">
      <style:text-properties officeooo:rsid="0010295e" officeooo:paragraph-rsid="0010295e"/>
    </style:style>
    <style:style style:name="P16" style:family="paragraph" style:parent-style-name="Standard" style:list-style-name="L2">
      <style:text-properties officeooo:rsid="0012059f" officeooo:paragraph-rsid="0012059f"/>
    </style:style>
    <style:style style:name="P17" style:family="paragraph" style:parent-style-name="Standard" style:list-style-name="L2">
      <style:text-properties officeooo:rsid="0012f26b" officeooo:paragraph-rsid="0012f26b"/>
    </style:style>
    <style:style style:name="P18" style:family="paragraph" style:parent-style-name="Standard" style:list-style-name="L2">
      <style:text-properties officeooo:rsid="0012fc27" officeooo:paragraph-rsid="0012fc27"/>
    </style:style>
    <style:style style:name="P19" style:family="paragraph" style:parent-style-name="Standard" style:list-style-name="L2">
      <style:text-properties officeooo:rsid="001427d9" officeooo:paragraph-rsid="001427d9"/>
    </style:style>
    <style:style style:name="P20" style:family="paragraph" style:parent-style-name="Standard" style:list-style-name="L2">
      <style:text-properties officeooo:rsid="001552a5" officeooo:paragraph-rsid="001552a5"/>
    </style:style>
    <style:style style:name="P21" style:family="paragraph" style:parent-style-name="Standard" style:list-style-name="L2">
      <style:text-properties officeooo:rsid="0016442f" officeooo:paragraph-rsid="0016442f"/>
    </style:style>
    <style:style style:name="P22" style:family="paragraph" style:parent-style-name="Standard" style:list-style-name="L2">
      <style:text-properties officeooo:rsid="0016e621" officeooo:paragraph-rsid="0016e621"/>
    </style:style>
    <style:style style:name="P23" style:family="paragraph" style:parent-style-name="Standard">
      <style:text-properties officeooo:rsid="0016e621" officeooo:paragraph-rsid="0016e621"/>
    </style:style>
    <style:style style:name="T1" style:family="text">
      <style:text-properties officeooo:rsid="0004319e"/>
    </style:style>
    <style:style style:name="T2" style:family="text">
      <style:text-properties officeooo:rsid="0006d7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lesning 6 <text:s/><text:span text:style-name="T1">(Notater) </text:span></text:p>
      <text:p text:style-name="P1"/>
      <text:p text:style-name="P1"/>
      <text:p text:style-name="P2"/>
      <text:list xml:id="list2472445333620267986" text:style-name="L3">
        <text:list-item>
          <text:p text:style-name="P3"><text:span text:style-name="T1">Sist uke så vi på farlige substanser </text:span></text:p>
        </text:list-item>
      </text:list>
      <text:list xml:id="list2677945933085523757" text:style-name="L2">
        <text:list-item>
          <text:p text:style-name="P5"><text:span text:style-name="T2">Skader på strukturer og på individer 7<text:tab/></text:span></text:p>
        </text:list-item>
        <text:list-item>
          <text:p text:style-name="P4">Toxicitee </text:p>
        </text:list-item>
        <text:list-item>
          <text:p text:style-name="P6">Det er ingen sveitsiske grenser, så man jobber i stedet med andre grenser etter godkjenning av myndighetene.</text:p>
        </text:list-item>
        <text:list-item>
          <text:p text:style-name="P7">Hvor lenge man er eksponert, er også en viktig del </text:p>
        </text:list-item>
        <text:list-item>
          <text:p text:style-name="P7">AEGL</text:p>
          <text:list>
            <text:list-item>
              <text:p text:style-name="P7">Bassert på hele offentligheten </text:p>
              <text:list>
                <text:list-item>
                  <text:p text:style-name="P7">En viktig beskyttelsesfaktor </text:p>
                </text:list-item>
              </text:list>
            </text:list-item>
          </text:list>
        </text:list-item>
        <text:list-item>
          <text:p text:style-name="P8">ERPG har en litt flytene definisjon v «Hele offentligheten» </text:p>
        </text:list-item>
        <text:list-item>
          <text:p text:style-name="P9">IDLH</text:p>
          <text:list>
            <text:list-item>
              <text:p text:style-name="P10">Den eldste av dem </text:p>
            </text:list-item>
            <text:list-item>
              <text:p text:style-name="P11">Et enkelt nivå </text:p>
            </text:list-item>
            <text:list-item>
              <text:p text:style-name="P11">400 composés </text:p>
            </text:list-item>
            <text:list-item>
              <text:p text:style-name="P12">Det er vinklet ovenfor arbeiderene </text:p>
            </text:list-item>
            <text:list-item>
              <text:p text:style-name="P13">30 min med eksponering </text:p>
              <text:list>
                <text:list-item>
                  <text:p text:style-name="P13">Man skal være 12-72 timer etter eksponering uten symptoner </text:p>
                </text:list-item>
              </text:list>
            </text:list-item>
          </text:list>
        </text:list-item>
        <text:list-item>
          <text:p text:style-name="P14">INERIS </text:p>
          <text:list>
            <text:list-item>
              <text:p text:style-name="P14">SELx2, SEI, SER, SP </text:p>
            </text:list-item>
            <text:list-item>
              <text:p text:style-name="P15">4 nivåer </text:p>
              <text:list>
                <text:list-item>
                  <text:p text:style-name="P16">SELS: Seulis de effets letauc significatifs </text:p>
                </text:list-item>
                <text:list-item>
                  <text:p text:style-name="P16">SPEL: Seuils des premiers effets Letaux </text:p>
                </text:list-item>
                <text:list-item>
                  <text:p text:style-name="P17">SEI: Seulis des effets Reversibles </text:p>
                </text:list-item>
                <text:list-item>
                  <text:p text:style-name="P17">SP: Seuils de Perception </text:p>
                </text:list-item>
              </text:list>
            </text:list-item>
            <text:list-item>
              <text:p text:style-name="P18">40 composés </text:p>
            </text:list-item>
            <text:list-item>
              <text:p text:style-name="P19">Varighet ac eksponering: 1 min til 480 minutter </text:p>
            </text:list-item>
            <text:list-item>
              <text:p text:style-name="P20">Skal gjelde for hele offentilighten </text:p>
            </text:list-item>
          </text:list>
        </text:list-item>
        <text:list-item>
          <text:p text:style-name="P20">Andre grenser </text:p>
          <text:list>
            <text:list-item>
              <text:p text:style-name="P20">EEI: </text:p>
            </text:list-item>
            <text:list-item>
              <text:p text:style-name="P20">TEEL : USA, hvis det ikke er ERPG</text:p>
            </text:list-item>
            <text:list-item>
              <text:p text:style-name="P20">AETL: Ikke noe «statut officiel»</text:p>
            </text:list-item>
          </text:list>
        </text:list-item>
        <text:list-item>
          <text:p text:style-name="P21">Det er ogsp grenser for kronisk eksponering ( For arbeidere som utsettes for det hele tiden)</text:p>
          <text:list>
            <text:list-item>
              <text:p text:style-name="P21">VME: Cmax for 8 timer/dag</text:p>
            </text:list-item>
            <text:list-item>
              <text:p text:style-name="P21">VLE: Cmax &lt; 15 minutter per dag </text:p>
            </text:list-item>
            <text:list-item>
              <text:p text:style-name="P21">Ment for eksponeringen av profesjonelle </text:p>
            </text:list-item>
          </text:list>
        </text:list-item>
        <text:list-item>
          <text:p text:style-name="P22">Man har ting som IDLH 30’ <text:s text:c="2"/>=&gt; IDLH for 30 minutter eksponering 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9:12:58.700792609</meta:creation-date>
    <meta:generator>LibreOffice/5.1.6.2$Linux_X86_64 LibreOffice_project/10m0$Build-2</meta:generator>
    <dc:date>2019-03-28T16:01:53.817166025</dc:date>
    <meta:editing-duration>PT6H31M14S</meta:editing-duration>
    <meta:editing-cycles>22</meta:editing-cycles>
    <meta:document-statistic meta:table-count="0" meta:image-count="0" meta:object-count="0" meta:page-count="1" meta:paragraph-count="36" meta:word-count="229" meta:character-count="1208" meta:non-whitespace-character-count="1018"/>
  </office:meta>
</office:document-meta>
</file>